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6e2c" officeooo:paragraph-rsid="00026e2c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3pt" officeooo:rsid="00026e2c" officeooo:paragraph-rsid="00026e2c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2f1d6" officeooo:paragraph-rsid="0002f1d6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392ab" officeooo:paragraph-rsid="000392ab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44f72" officeooo:paragraph-rsid="00044f72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officeooo:rsid="00026e2c" officeooo:paragraph-rsid="00026e2c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0392ab" officeooo:paragraph-rsid="000392a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officeooo:rsid="00026e2c" officeooo:paragraph-rsid="00026e2c" style:font-size-asian="13.1000003814697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officeooo:rsid="0002f1d6" officeooo:paragraph-rsid="0002f1d6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0392ab" officeooo:paragraph-rsid="000392ab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02f1d6" officeooo:paragraph-rsid="0002f1d6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0392ab" officeooo:paragraph-rsid="000392ab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officeooo:rsid="00044f72" officeooo:paragraph-rsid="00044f72" style:font-size-asian="13.1000003814697pt" style:font-weight-asian="bold" style:font-size-complex="15pt" style:font-weight-complex="bold"/>
    </style:style>
    <style:style style:name="T1" style:family="text">
      <style:text-properties officeooo:rsid="000392ab"/>
    </style:style>
    <style:style style:name="T2" style:family="text">
      <style:text-properties officeooo:rsid="00044f72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 javascript</text:p>
      <text:p text:style-name="P8"/>
      <text:p text:style-name="P11">Constructor.-</text:p>
      <text:p text:style-name="P9"/>
      <text:p text:style-name="P2">A la hora de crear objetos en JS podemos valernos del contructor por defecto Object() , que nos permite crear objetos genéricos: </text:p>
      <text:p text:style-name="P2"/>
      <text:p text:style-name="P6">var <text:span text:style-name="T1">tristana</text:span> = <text:span text:style-name="T2">(new)</text:span> Object();</text:p>
      <text:p text:style-name="P6">bebida.<text:span text:style-name="T1">nombre</text:span> = “<text:span text:style-name="T1">tristana</text:span>”;</text:p>
      <text:p text:style-name="P6">bebida.<text:span text:style-name="T1">posicion</text:span> = “<text:span text:style-name="T1">adc</text:span>”;</text:p>
      <text:p text:style-name="P6"/>
      <text:p text:style-name="P3">Donde creamos una varible de tipo objeto y luego creamos sus propiedad asignando un valor.</text:p>
      <text:p text:style-name="P3"/>
      <text:p text:style-name="P13">Clases.-</text:p>
      <text:p text:style-name="P13"/>
      <text:p text:style-name="P5">Las clases en javascript permiten simplificar la creación de objetos mediante la aplicaicón de un constructor predeterminado y la adición de métodos en la misma que podamos necesitar.</text:p>
      <text:p text:style-name="P5"/>
      <text:p text:style-name="P5">Declarar un constructor en nuestra clase nos dejará indicar el número de propiedades que contendrá nuestro objeto de base de la siguiente manera:</text:p>
      <text:p text:style-name="P5"/>
      <text:p text:style-name="P5">class Personaje{</text:p>
      <text:p text:style-name="P5"><text:tab/>constructor(nombre, posicion){</text:p>
      <text:p text:style-name="P5"><text:tab/><text:tab/>this.nombre = nombre;</text:p>
      <text:p text:style-name="P5"><text:tab/><text:tab/>this.posicion = posicion;</text:p>
      <text:p text:style-name="P5"><text:tab/>};</text:p>
      <text:p text:style-name="P5">};</text:p>
      <text:p text:style-name="P5"/>
      <text:p text:style-name="P5">Una vez creada la clase podremos crearla mediante la siguiente línea:</text:p>
      <text:p text:style-name="P5"/>
      <text:p text:style-name="P5">var tristana = new Personaje(“Tristana”, “adc”);</text:p>
      <text:p text:style-name="P5"/>
      <text:p text:style-name="P5">Al contrario que el constructor por defecto en JS las clases no se pueden llamar sin la sentencia ‘new’. </text:p>
      <text:p text:style-name="P3"/>
      <text:p text:style-name="P12">Prototipos.-</text:p>
      <text:p text:style-name="P12"/>
      <text:p text:style-name="P4">Gracias al modelo de prototipos en el que se basa javascript nos permite modificar objetos tras su creación, incluso tras crearlos mediante el constructor. Esto quiere decir que a pesar de tener dos objetos pertenecientes al mismo constructor podremos añadir algo a uno sin necesidad de modificar el otro:</text:p>
      <text:p text:style-name="P4"/>
      <text:p text:style-name="P7">var tristana = new Personaje (“Tristana”, “adc”);</text:p>
      <text:p text:style-name="P7">var jhin = new Personaje (“Jhin”, “adc”);</text:p>
      <text:p text:style-name="P7"/>
      <text:p text:style-name="P7">tristana.salta = function(){</text:p>
      <text:p text:style-name="P7"><text:soft-page-break/><text:tab/>console.log(tristana.nombre + “ ha saltado”);</text:p>
      <text:p text:style-name="P7">};</text:p>
      <text:p text:style-name="P4"/>
      <text:p text:style-name="P4">A su vez también puede ser modificada la estructura común a todos los objetos realizando la siguiente estructura → <text:span text:style-name="T3">Object.prototype.algo = **</text:span></text:p>
      <text:p text:style-name="P4">Por ejemplo:</text:p>
      <text:p text:style-name="P4"/>
      <text:p text:style-name="P7">Personaje.prototype.donde = function(){</text:p>
      <text:p text:style-name="P7"><text:tab/>console.log(this.nombre + “ suele ir “ + this.posicion);</text:p>
      <text:p text:style-name="P7">};</text:p>
      <text:p text:style-name="P4"/>
      <text:p text:style-name="P4"/>
      <text:p text:style-name="P10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3:44:43.475538793</meta:creation-date>
    <dc:date>2024-01-11T14:20:24.970939871</dc:date>
    <meta:editing-duration>PT23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60" meta:character-count="1721" meta:non-whitespace-character-count="1482"/>
  </office:meta>
</office:document-meta>
</file>